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mo1" svg:font-family="Arimo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mo" svg:font-family="Arimo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mo1" svg:font-family="Arimo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mo" svg:font-family="Arimo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Arimo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Arimo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Arimo" style:font-family-complex="Arimo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mo1" style:font-family-complex="Arimo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mo1" style:font-family-complex="Arimo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mo1" style:font-family-complex="Arimo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26T09:38:47.452246679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0.2.2$Linux_X86_64 LibreOffice_project/00$Build-2</meta:generator>
  </office:meta>
</office:document-meta>
</file>